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785" officeooo:paragraph-rsid="001e117e"/>
    </style:style>
    <style:style style:name="P2" style:family="paragraph" style:parent-style-name="Standard">
      <style:text-properties officeooo:rsid="001f74fc" officeooo:paragraph-rsid="001f74fc"/>
    </style:style>
    <style:style style:name="P3" style:family="paragraph" style:parent-style-name="Standard">
      <style:text-properties officeooo:rsid="002022c2" officeooo:paragraph-rsid="002022c2"/>
    </style:style>
    <style:style style:name="P4" style:family="paragraph" style:parent-style-name="Standard">
      <style:text-properties officeooo:rsid="00203069" officeooo:paragraph-rsid="00203069"/>
    </style:style>
    <style:style style:name="P5" style:family="paragraph" style:parent-style-name="Standard">
      <style:text-properties officeooo:rsid="0020f80e" officeooo:paragraph-rsid="0020f80e"/>
    </style:style>
    <style:style style:name="P6" style:family="paragraph" style:parent-style-name="Standard">
      <style:text-properties officeooo:rsid="00213fd9" officeooo:paragraph-rsid="00213fd9"/>
    </style:style>
    <style:style style:name="P7" style:family="paragraph" style:parent-style-name="Standard">
      <style:text-properties officeooo:rsid="0021af36" officeooo:paragraph-rsid="0021af36"/>
    </style:style>
    <style:style style:name="P8" style:family="paragraph" style:parent-style-name="Standard">
      <style:text-properties officeooo:rsid="0022d6b9" officeooo:paragraph-rsid="0022d6b9"/>
    </style:style>
    <style:style style:name="P9" style:family="paragraph" style:parent-style-name="Standard">
      <style:text-properties officeooo:rsid="00250d83" officeooo:paragraph-rsid="00250d83"/>
    </style:style>
    <style:style style:name="T1" style:family="text">
      <style:text-properties officeooo:rsid="001e117e"/>
    </style:style>
    <style:style style:name="T2" style:family="text">
      <style:text-properties officeooo:rsid="00203069"/>
    </style:style>
    <style:style style:name="T3" style:family="text">
      <style:text-properties officeooo:rsid="00213fd9"/>
    </style:style>
    <style:style style:name="T4" style:family="text">
      <style:text-properties officeooo:rsid="0022d6b9"/>
    </style:style>
    <style:style style:name="T5" style:family="text">
      <style:text-properties officeooo:rsid="00237091"/>
    </style:style>
    <style:style style:name="T6" style:family="text">
      <style:text-properties officeooo:rsid="00250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03-10</text:span>-2022<text:tab/></text:p>
      <text:p text:style-name="P1"/>
      <text:p text:style-name="P7">1. ¿Para qué sirven los volúmenes?</text:p>
      <text:p text:style-name="P7"/>
      <text:p text:style-name="P7">2. ¿Qué diferencias hay entre los volúmenes y los Bind Mount?</text:p>
      <text:p text:style-name="P7"/>
      <text:p text:style-name="P7">3. Crea un volúmen sin nombre, <text:span text:style-name="T4">¿como lo ha llamado docker?. Muestra la información detallada del volumen y explica qué significa cada linea. Haz lo mismo con un volumen creado por el sistema (lístalos primero).</text:span></text:p>
      <text:p text:style-name="P7"/>
      <text:p text:style-name="P8">4. Elimina todos los volúmenes que hayas creado.</text:p>
      <text:p text:style-name="P8"/>
      <text:p text:style-name="P8">5. Arranca un Bind Mount usando la carpeta “web” del usuario como directorio raiz del servidor apache <text:span text:style-name="T5">(Haz lo mismo con un volumen). Después obtén información del volumen y el bind mount y explica lo que se te muestra.</text:span></text:p>
      <text:p text:style-name="P2"/>
      <text:p text:style-name="P2"><text:span text:style-name="T5">6.</text:span> Arranca la versión más reciente del contenedor de ubuntu y comprueba que está “up”. Después páralo, comprueba que está parado. Por último, elimina el contenedor de ubuntu.</text:p>
      <text:p text:style-name="P2"/>
      <text:p text:style-name="P2"><text:span text:style-name="T5">7</text:span>. Ejecuta el contenedor de apache (busca en Dockerhub) poniéndole nombre “web” ¿qué IP le ha asignado?. Compruébalo.</text:p>
      <text:p text:style-name="P2"/>
      <text:p text:style-name="P3"><text:span text:style-name="T5">8</text:span>. Arranca un contenedor del servicio Tomcat versión jdk11. , llamándolo “Tomcat”, redirigiendolo al puerto 9999 (tomcat usa el puerto 8080). <text:span text:style-name="T2">Comprueba que está funcionando.</text:span></text:p>
      <text:p text:style-name="P3"/>
      <text:p text:style-name="P4"><text:span text:style-name="T5">9.</text:span> Para todos los contenedores que estén funcionando y bórralos.</text:p>
      <text:p text:style-name="P4"/>
      <text:p text:style-name="P5"><text:span text:style-name="T5">10</text:span>. Descarga la imagen mariadb (base de datos) y crea un volumen llamado DATA donde vayamos a guardar datos de mariadb. Comprueba que está creado.</text:p>
      <text:p text:style-name="P5"/>
      <text:p text:style-name="P5"><text:span text:style-name="T5">11</text:span>. Arranca un contenedor con el servicio mariadb funcionando… llamado “db1” con redirección de puerto 3336:3306 y haz el montaje en el volúmen DATA y destino /var/lib/mysql (carpeta del servidor)… <text:span text:style-name="T3">decirle una variable de entorno -e MYSQL_ROOT_PASSWORD=root -e MYSQL_DATABASE=test mariadb</text:span></text:p>
      <text:p text:style-name="P5"/>
      <text:p text:style-name="P6"><text:span text:style-name="T6">12.</text:span> Comprueba que el servidor está funcionando</text:p>
      <text:p text:style-name="P6"/>
      <text:p text:style-name="P9">13. Busca en el repositorio de dockerhub y descarga la imagen mysql con una versión no actualizada y obtén información de la misma (explícala) . Muestra las imágenes descargadas hasta ese momento. </text:p>
      <text:p text:style-name="P9"/>
      <text:p text:style-name="P9">14. Borra dos imágenes a la vez en caso de que existan. 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4:01:05.229529109</meta:creation-date>
    <meta:generator>LibreOffice/7.3.6.2$Linux_X86_64 LibreOffice_project/30$Build-2</meta:generator>
    <dc:date>2022-10-04T09:36:55.393219493</dc:date>
    <meta:editing-duration>PT12M51S</meta:editing-duration>
    <meta:editing-cycles>2</meta:editing-cycles>
    <meta:document-statistic meta:table-count="0" meta:image-count="0" meta:object-count="0" meta:page-count="1" meta:paragraph-count="15" meta:word-count="298" meta:character-count="1853" meta:non-whitespace-character-count="1567"/>
  </office:meta>
</office:document-meta>
</file>